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3">
      <style:paragraph-properties fo:margin-left="0cm" fo:margin-right="0cm" fo:text-align="start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4" style:family="paragraph" style:parent-style-name="List_20_Paragraph" style:list-style-name="WWNum2">
      <style:paragraph-properties fo:margin-left="0cm" fo:margin-right="0cm" fo:text-indent="0cm" style:auto-text-indent="false"/>
    </style:style>
    <style:style style:name="P5" style:family="paragraph" style:parent-style-name="List_20_Paragraph" style:list-style-name="WWNum3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paragraph-properties fo:orphans="2" fo:widows="2"/>
    </style:style>
    <style:style style:name="P8" style:family="paragraph" style:parent-style-name="List_20_Paragraph" style:list-style-name="WWNum2"/>
    <style:style style:name="P9" style:family="paragraph" style:parent-style-name="List_20_Paragraph" style:list-style-name="WWNum3"/>
    <style:style style:name="P10" style:family="paragraph" style:parent-style-name="List_20_Paragraph" style:list-style-name="WWNum1">
      <style:paragraph-properties fo:margin-top="0cm" fo:margin-bottom="0.353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en" style:country-asian="US" style:font-name-complex="Calibri1" style:font-size-complex="10pt" style:language-complex="mr" style:country-complex="IN" fo:hyphenate="fals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0000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se Case Specification Document</text:span></text:p>
      <text:p text:style-name="P1"><text:span text:style-name="T1"/></text:p>
      <text:p text:style-name="P1"><text:span text:style-name="T1">Use Case</text:span></text:p>
      <text:list xml:id="list1393882490" text:style-name="WWNum1">
        <text:list-item>
          <text:p text:style-name="P10">Trigonometric operations</text:p>
        </text:list-item>
      </text:list>
      <text:p text:style-name="Standard"><text:span text:style-name="T1">Primary Actors:</text:span></text:p>
      <text:list xml:id="list227983770" text:style-name="WWNum1">
        <text:list-item>
          <text:p text:style-name="P6">User</text:p>
        </text:list-item>
      </text:list>
      <text:p text:style-name="List_20_Paragraph"/>
      <text:p text:style-name="Standard"><text:span text:style-name="T1">Preconditions:</text:span></text:p>
      <text:list xml:id="list253922723" text:continue-numbering="true" text:style-name="WWNum1">
        <text:list-item>
          <text:p text:style-name="P7"><text:span text:style-name="T2">SBCL(steel bank common lisp) should be installed.</text:span></text:p>
        </text:list-item>
        <text:list-item>
          <text:p text:style-name="P7"><text:span text:style-name="T2">Threads should be active.</text:span></text:p>
        </text:list-item>
      </text:list>
      <text:p text:style-name="Standard"/>
      <text:p text:style-name="Standard"><text:span text:style-name="T1">Basic Flow of Events:</text:span></text:p>
      <text:list xml:id="list594296121" text:style-name="WWNum2">
        <text:list-item>
          <text:p text:style-name="P8">User turns on the calculator.</text:p>
        </text:list-item>
        <text:list-item>
          <text:p text:style-name="P8">The operations dealt with here are : Trigonometric Operations(Sine, Cosine, Tangent).</text:p>
        </text:list-item>
        <text:list-item>
          <text:p text:style-name="P8">User is asked to enter the operand. <text:s/></text:p>
        </text:list-item>
        <text:list-item>
          <text:p text:style-name="P8">Now the user enters the operand.</text:p>
        </text:list-item>
        <text:list-item>
          <text:p text:style-name="P8">User has to enter exactly 1 operand for trigonometric operations. The same operand is used for all trigonometric operations.</text:p>
        </text:list-item>
        <text:list-item>
          <text:p text:style-name="P8">All the trigonometric operations after entering the operand are performed in parallel.</text:p>
          <text:p text:style-name="P4"><text:s/></text:p>
        </text:list-item>
      </text:list>
      <text:p text:style-name="Standard"><text:span text:style-name="T1">Alternative Flows:</text:span></text:p>
      <text:list xml:id="list1179299332" text:style-name="WWNum3">
        <text:list-item>
          <text:p text:style-name="P9">If user enters more than one operands for trigonometric operations : Program displays error messages. <text:s/></text:p>
        </text:list-item>
      </text:list>
      <text:p text:style-name="List_20_Paragraph"/>
      <text:list xml:id="list278844556" text:continue-numbering="true" text:style-name="WWNum3">
        <text:list-header>
          <text:p text:style-name="P5">Postconditions:</text:p>
          <text:list>
            <text:list-header>
              <text:p text:style-name="P3"><text:s text:c="5"/>1. <text:s text:c="2"/>After performing all trigonometric operations in parallel, the results of all operations are <text:s text:c="5"/><text:tab/>displayed to the user. <text:s text:c="3"/></text:p>
            </text:list-header>
          </text:list>
          <text:p text:style-name="P3"><text:s text:c="6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Wingding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-IV-V-65 </meta:initial-creator>
    <meta:creation-date>2017-03-31T12:02:17</meta:creation-date>
    <dc:date>2017-03-31T12:09:52</dc:date>
    <dc:creator>SL-IV-V-65 </dc:creator>
    <meta:editing-duration>PT6M2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34" meta:character-count="880" meta:non-whitespace-character-count="748"/>
  </office:meta>
</office:document-meta>
</file>